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d1a9" officeooo:paragraph-rsid="000ed1a9"/>
    </style:style>
    <style:style style:name="P2" style:family="paragraph" style:parent-style-name="Standard">
      <style:text-properties fo:font-weight="bold" officeooo:rsid="000ed1a9" officeooo:paragraph-rsid="000ed1a9" style:font-weight-asian="bold" style:font-weight-complex="bold"/>
    </style:style>
    <style:style style:name="P3" style:family="paragraph" style:parent-style-name="Standard">
      <style:text-properties officeooo:rsid="000ef0e9" officeooo:paragraph-rsid="000ef0e9"/>
    </style:style>
    <style:style style:name="P4" style:family="paragraph" style:parent-style-name="Standard">
      <style:text-properties officeooo:paragraph-rsid="000ef0e9"/>
    </style:style>
    <style:style style:name="P5" style:family="paragraph" style:parent-style-name="Standard" style:list-style-name="L1">
      <style:text-properties officeooo:paragraph-rsid="000ef0e9"/>
    </style:style>
    <style:style style:name="P6" style:family="paragraph" style:parent-style-name="Standard" style:list-style-name="L2">
      <style:text-properties officeooo:paragraph-rsid="000ef0e9"/>
    </style:style>
    <style:style style:name="P7" style:family="paragraph" style:parent-style-name="Standard">
      <style:text-properties officeooo:rsid="000f5a1b" officeooo:paragraph-rsid="000f5a1b"/>
    </style:style>
    <style:style style:name="P8" style:family="paragraph" style:parent-style-name="Standard" style:list-style-name="L3">
      <style:text-properties officeooo:rsid="000f5a1b" officeooo:paragraph-rsid="000f5a1b"/>
    </style:style>
    <style:style style:name="P9" style:family="paragraph" style:parent-style-name="Standard">
      <style:text-properties officeooo:rsid="00108a41" officeooo:paragraph-rsid="00108a41"/>
    </style:style>
    <style:style style:name="P10" style:family="paragraph" style:parent-style-name="Standard">
      <style:text-properties officeooo:rsid="00118d41" officeooo:paragraph-rsid="00118d41"/>
    </style:style>
    <style:style style:name="P11" style:family="paragraph" style:parent-style-name="Standard">
      <style:text-properties officeooo:rsid="001b253a" officeooo:paragraph-rsid="001b253a"/>
    </style:style>
    <style:style style:name="P12" style:family="paragraph" style:parent-style-name="Standard">
      <style:text-properties officeooo:rsid="001c5858" officeooo:paragraph-rsid="001c5858"/>
    </style:style>
    <style:style style:name="T1" style:family="text">
      <style:text-properties officeooo:rsid="000ef0e9"/>
    </style:style>
    <style:style style:name="T2" style:family="text">
      <style:text-properties officeooo:rsid="0010fea9"/>
    </style:style>
    <style:style style:name="T3" style:family="text">
      <style:text-properties officeooo:rsid="0012d07f"/>
    </style:style>
    <style:style style:name="T4" style:family="text">
      <style:text-properties fo:font-weight="normal" style:font-weight-asian="normal" style:font-weight-complex="normal"/>
    </style:style>
    <style:style style:name="T5" style:family="text">
      <style:text-properties fo:font-weight="normal" officeooo:rsid="0010fea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dvolání proti částečnému odepření informací</text:p>
      <text:p text:style-name="P1"/>
      <text:p text:style-name="P3">Vážení,</text:p>
      <text:p text:style-name="P3"/>
      <text:p text:style-name="P3">Dne 4. března 2015 jsem žádal městskou část Praha 11 o následující informace:</text:p>
      <text:p text:style-name="P3"/>
      <text:p text:style-name="P3">1. seznam adres nemovitostí, které jsou svěřeny vaší městské části Statutem hl. m. Prahy a ve</text:p>
      <text:p text:style-name="P3">kterých se nacházejí byty určené k pronájmu (v minimálním rozsahu: ulice, číslo</text:p>
      <text:p text:style-name="P3">popisné/číslo orientační, parcelní číslo, městská část),</text:p>
      <text:list xml:id="list570201132179518579" text:style-name="L1">
        <text:list-item>
          <text:p text:style-name="P5"><text:span text:style-name="T1">u každého domu seznam bytů ve správě vaší městské části a plochu jednotlivých bytů,</text:span></text:p>
        </text:list-item>
        <text:list-item>
          <text:p text:style-name="P5"><text:span text:style-name="T1">u každého domu, resp. bytu, název správcovské společnosti spravující tento dům, resp. byt (pokud je spravován správcovskou společností),</text:span></text:p>
        </text:list-item>
        <text:list-item>
          <text:p text:style-name="P5"><text:span text:style-name="T1">u každého bytu údaj, zda je tento byt v současnosti pronajímán,</text:span></text:p>
        </text:list-item>
        <text:list-item>
          <text:p text:style-name="P5"><text:span text:style-name="T1">u bytů, které jsou pronajímány, výši nájmu za metr čtvereční, jméno (popř. název) nájemce, dobu nájmu,</text:span></text:p>
        </text:list-item>
      </text:list>
      <text:p text:style-name="P3">2. seznam adres nemovitostí, které jsou svěřeny vaší městské části Statutem hl. m. Prahy a</text:p>
      <text:p text:style-name="P3">které jsou určeny k pronájmu (v minimálním rozsahu: ulice, číslo popisné/číslo orientační,</text:p>
      <text:p text:style-name="P3">parcelní číslo, městská část),</text:p>
      <text:list xml:id="list7386161158819900408" text:style-name="L2">
        <text:list-item>
          <text:p text:style-name="P6"><text:span text:style-name="T1">u každé nemovitosti seznam nebytových jednotek a plochu jednotlivých jednotek,</text:span></text:p>
        </text:list-item>
        <text:list-item>
          <text:p text:style-name="P6"><text:span text:style-name="T1">u každé nemovitosti, popř. nebytové jednotky, název správcovské společnosti spravující tuto nemovitost, popř. jednotku (pokud je spravována správcovskou společností),</text:span></text:p>
        </text:list-item>
        <text:list-item>
          <text:p text:style-name="P6"><text:span text:style-name="T1">u každé nebytové jednotky údaj, zda je tato jednotka v současnosti pronajímána,</text:span></text:p>
        </text:list-item>
        <text:list-item>
          <text:p text:style-name="P6"><text:span text:style-name="T1">u jednotek, které jsou pronajímány, výši nájmu za metr čtvereční, jméno (popř. Název) nájemce, dobu nájmu.</text:span></text:p>
        </text:list-item>
      </text:list>
      <text:p text:style-name="P4"/>
      <text:p text:style-name="P7">Dne 29. března 2015 mi MČ Praha 11 poskytla část požadovaných informací, ovšem odmítla poskytnout:</text:p>
      <text:list xml:id="list100906630529963097" text:style-name="L3">
        <text:list-item>
          <text:p text:style-name="P8">jména nájemců bytových i nebytových jednotek, pokud se jedná o nepodnikající fyzické osoby,</text:p>
        </text:list-item>
        <text:list-item>
          <text:p text:style-name="P8">výše nájmů bytové nebo nebytové jednotky užívané nikoli za účelem podnikání a doby nájmů takových jednotek.</text:p>
        </text:list-item>
      </text:list>
      <text:p text:style-name="P7"/>
      <text:p text:style-name="P9">Dne 23. dubna 2015 jsem zažádal o informaci znovu s tím, že požaduji poskytnutí i odmítnutých informací, resp. hlavně výší nájmů všech bytových a nebytových jednotek a jména fyzických osob, které si pronajímají nebytové jednotky. Dne 7. května 2015 MČ Praha 11 potvrdila své předchozí rozhodnutí a kompletní informaci mi neposkytla.</text:p>
      <text:p text:style-name="P9"/>
      <text:p text:style-name="P9">V souladu s § 16 odst. 1 <text:span text:style-name="T3">zákona č. 106/1999 Sb., o svobodném přístupu k informacím (dále jen „InfZ“),</text:span> pro<text:span text:style-name="T4">to podávám odvolání proti částečnému odepření informace, </text:span><text:span text:style-name="T5">proto</text:span><text:span text:style-name="T2">že neexistuje zákonný důvod pro odepření výše uvedených informací. Respektuji rozhodnutí neposkytnout jména nájemců bytových jednotek, nicméně pro neposkytnutí jmen nájemců nebytových jednotek nevidím zákonný důvod. Tyto osoby si pronajímají městské nebytové prostory a existuje zde tudíž veřejný zájem na tom, aby jejich jména byla známá. Poskytnutí těchto údajů nikterak výrazně nezasahuje do jejich soukromí.</text:span></text:p>
      <text:p text:style-name="P9"/>
      <text:p text:style-name="P10">Za nezákonné považuji též neposkytnutí údajů o výších nájemného bytových a nebytových jednotek užívaných nikoliv za účelem podnikání a dob nájmů takových jednotek. <text:span text:style-name="T3">U právnických osob je naprostý nesmysl odvolávat se na § 8a InfZ, který se vztahuje jen na fyzické osoby. U ostatních nájmů je také odkaz na § 8a InfZ zcestný, když u nájmů bytů mi nebyly poskytnuty jména nájemců (nejedná se tak o osobní údaj) a u nájmů nebytových jednotek zde neexistuje zájem na ochraně soukromí nájemců – fyzických osob, protože nájmy městských nebytových prostor nespadají do jejich soukromé sféry. I kdyby nějaký existoval, bude rozhodně převažovat veřejný zájem.</text:span></text:p>
      <text:p text:style-name="P10"><text:soft-page-break/></text:p>
      <text:p text:style-name="P11">Žádám proto nadřízený orgán, aby rozhodnutí o částečném odepření informací zrušil a vyjádřil závazný právní názor, že tyto informace je nutné poskytovat dle InfZ. Podotýkám, že MČ Praha 11 je jediná městská část, která mi výše uvedené informace (kromě jmen nájemců bytových prostor) neposkytla.</text:p>
      <text:p text:style-name="P11"/>
      <text:p text:style-name="P12">Děkuji za vyřízení.</text:p>
      <text:p text:style-name="P12"/>
      <text:p text:style-name="P12">Adam Zábranský,</text:p>
      <text:p text:style-name="P12">nar. 28.12.1993</text:p>
      <text:p text:style-name="P12">bytem Zbynická 6, Praha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7:38:39.557000000</meta:creation-date>
    <dc:date>2015-05-20T18:53:42.205000000</dc:date>
    <meta:editing-duration>PT1H14M56S</meta:editing-duration>
    <meta:editing-cycles>16</meta:editing-cycles>
    <meta:generator>LibreOffice/4.4.2.2$Windows_x86 LibreOffice_project/c4c7d32d0d49397cad38d62472b0bc8acff48dd6</meta:generator>
    <meta:document-statistic meta:table-count="0" meta:image-count="0" meta:object-count="0" meta:page-count="2" meta:paragraph-count="28" meta:word-count="543" meta:character-count="3615" meta:non-whitespace-character-count="3109"/>
  </office:meta>
</office:document-meta>
</file>